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2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4.25cm" fo:min-width="18.5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6.25cm" fo:min-width="1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4.75cm" fo:min-width="4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4.75cm" fo:min-width="3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75cm" fo:min-width="3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2a6099"/>
      <style:paragraph-properties fo:text-align="start"/>
    </style:style>
    <style:style style:name="P4" style:family="paragraph">
      <style:paragraph-properties fo:margin-left="0.3cm" fo:margin-right="0cm" fo:text-align="center" fo:text-indent="0cm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6cm" svg:height="4.5cm" svg:x="1cm" svg:y="1cm">
          <text:p text:style-name="P1">dur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.5cm" svg:x="1cm" svg:y="6.5cm">
          <text:p text:style-name="P1">selectedReg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4.5cm" svg:x="8cm" svg:y="1cm">
          <text:p text:style-name="P2">rawdat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5cm" svg:height="6.5cm" svg:x="11.5cm" svg:y="1.5cm">
          <text:p text:style-name="P2">example.or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5cm" svg:x="16cm" svg:y="2.5cm">
          <text:p text:style-name="P2">datacent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cm" svg:height="5cm" svg:x="21cm" svg:y="2.5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cm" svg:height="1cm" svg:x="16.5cm" svg:y="4.5cm">
          <text:p text:style-name="P4">tota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1cm" svg:x="16.5cm" svg:y="6cm">
          <text:p text:style-name="P1">dot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cm" svg:height="1cm" svg:x="21cm" svg:y="4.5cm">
          <text:p text:style-name="P4">total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5cm" svg:height="1cm" svg:x="21cm" svg:y="6cm">
          <text:p text:style-name="P1">do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3-02T18:30:58.454000000</dc:date>
    <meta:editing-duration>PT30S</meta:editing-duration>
    <meta:editing-cycles>1</meta:editing-cycles>
    <meta:document-statistic meta:object-count="33"/>
    <meta:generator>LibreOffice/7.1.2.2$Windows_X86_64 LibreOffice_project/8a45595d069ef5570103caea1b71cc9d82b2aae4</meta:generator>
  </office:meta>
</office:document-meta>
</file>